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Helvetica Neue" svg:font-family="'Helvetica Neue', Helvetica, Arial, sans-serif"/>
    <style:font-face style:name="Open Sans" svg:font-family="'Open Sans', 'Helvetica Neue', Helvetica, Arial, sans-serif"/>
    <style:font-face style:name="inherit" svg:font-family="inherit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ce181e" style:font-name="Bookman Old Style" fo:font-size="16pt" fo:letter-spacing="normal" fo:font-style="normal" fo:font-weight="normal" style:font-size-asian="16pt" style:font-size-complex="16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9103f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officeooo:paragraph-rsid="0019103f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44444" style:font-name="Helvetica Neue" fo:font-size="10.5pt" fo:letter-spacing="normal" fo:font-style="normal" fo:font-weight="normal" officeooo:rsid="0019103f" officeooo:paragraph-rsid="0019103f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color="#94070a" style:font-name="Bookman Old Style" fo:font-size="16pt" officeooo:rsid="0019103f" style:font-size-asian="16pt" style:font-size-complex="16pt"/>
    </style:style>
    <style:style style:name="P6" style:family="paragraph" style:parent-style-name="Text_20_body">
      <style:text-properties style:use-window-font-color="true" style:font-name="Bookman Old Style" fo:font-size="16pt" style:font-size-asian="16pt" style:font-size-complex="16pt"/>
    </style:style>
    <style:style style:name="P7" style:family="paragraph" style:parent-style-name="Text_20_body">
      <style:text-properties style:use-window-font-color="true" style:font-name="Bookman Old Style" fo:font-size="16pt" officeooo:rsid="0019103f" officeooo:paragraph-rsid="0019103f" style:font-size-asian="16pt" style:font-size-complex="16pt"/>
    </style:style>
    <style:style style:name="P8" style:family="paragraph" style:parent-style-name="Text_20_body">
      <style:text-properties style:use-window-font-color="true" style:font-name="Bookman Old Style" fo:font-size="16pt" officeooo:rsid="001ab8ec" officeooo:paragraph-rsid="001ab8ec" style:font-size-asian="16pt" style:font-size-complex="16pt"/>
    </style:style>
    <style:style style:name="P9" style:family="paragraph" style:parent-style-name="Text_20_body">
      <style:text-properties fo:color="#94070a" style:font-name="Bookman Old Style" fo:font-size="16pt" officeooo:rsid="0019103f" officeooo:paragraph-rsid="0019103f" style:font-size-asian="16pt" style:font-size-complex="16pt"/>
    </style:style>
    <style:style style:name="P10" style:family="paragraph" style:parent-style-name="Standard">
      <style:text-properties style:font-name="Bookman Old Style" fo:font-size="16pt" style:font-size-asian="16p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9103f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ookman Old Style" fo:font-size="16pt" officeooo:paragraph-rsid="0019103f" style:font-size-asian="16pt" style:font-size-complex="16pt"/>
    </style:style>
    <style:style style:name="T1" style:family="text">
      <style:text-properties fo:font-variant="normal" fo:text-transform="none" fo:color="#313131" fo:letter-spacing="normal" fo:font-style="normal" fo:font-weight="normal"/>
    </style:style>
    <style:style style:name="T2" style:family="text">
      <style:text-properties fo:font-variant="normal" fo:text-transform="none" fo:color="#313131" style:font-name="Bookman Old Style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ce181e" style:font-name="Bookman Old Style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style:use-window-font-color="true" fo:letter-spacing="normal" fo:font-style="normal" fo:font-weight="normal"/>
    </style:style>
    <style:style style:name="T5" style:family="text">
      <style:text-properties fo:font-variant="normal" fo:text-transform="none" style:use-window-font-color="true" fo:letter-spacing="normal" fo:font-style="normal" fo:font-weight="normal" officeooo:rsid="0019103f"/>
    </style:style>
    <style:style style:name="T6" style:family="text">
      <style:text-properties fo:font-variant="normal" fo:text-transform="none" style:use-window-font-color="true" fo:letter-spacing="normal" fo:font-style="normal" fo:background-color="#ffffff" loext:char-shading-value="0" loext:padding="0cm" loext:border="none"/>
    </style:style>
    <style:style style:name="T7" style:family="text">
      <style:text-properties fo:font-variant="normal" fo:text-transform="none" style:font-name="Bookman Old Style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style:font-name="Bookman Old Style" fo:font-size="16pt" fo:letter-spacing="normal" fo:font-style="normal" fo:font-weight="normal" officeooo:rsid="0019103f" style:font-size-asian="16pt" style:font-size-complex="16pt"/>
    </style:style>
    <style:style style:name="T9" style:family="text">
      <style:text-properties officeooo:rsid="0019103f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officeooo:rsid="0019103f"/>
    </style:style>
    <style:style style:name="T12" style:family="text">
      <style:text-properties officeooo:rsid="001ab8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ineticJS: librería para el manejo de Canvas</text:h>
      <text:p text:style-name="P10"/>
      <text:p text:style-name="P12"><text:line-break/><text:span text:style-name="T10"><text:line-break/></text:span><text:span text:style-name="T4">Este elemento canvas puede ser accedido a través de Javascript, permitiendo generar gráficos 2D, juegos, animaciones y composición de imágenes.</text:span><text:span text:style-name="T10"><text:line-break/><text:line-break/></text:span><text:span text:style-name="T11">E</text:span><text:span text:style-name="T4">s una </text:span><text:span text:style-name="T5">librería</text:span><text:span text:style-name="T4"> de JavaScript que extiende el contexto 2D para </text:span><text:span text:style-name="T6">Canvas</text:span><text:span text:style-name="T4">, </text:span><text:span text:style-name="T5">permitiendo</text:span><text:span text:style-name="T4"> dibujar formas o imágenes con la API existente, añadir detectores de eventos, moverlos, escalarlos, y girar de forma independiente de imágenes.</text:span></text:p>
      <text:p text:style-name="P12"><text:span text:style-name="T1"/></text:p>
      <text:p text:style-name="P2"><text:a xlink:type="simple" xlink:href="http://guryjs.org/" text:style-name="Internet_20_link" text:visited-style-name="Visited_20_Internet_20_Link"><text:span text:style-name="Strong_20_Emphasis"><text:span text:style-name="T3">Gury</text:span></text:span></text:a></text:p>
      <text:p text:style-name="P3"><text:span text:style-name="T8">E</text:span><text:span text:style-name="T7">s una librería Javascript que nos ayuda a crear aplicaciones web, proporcionándonos una interfa</text:span><text:span text:style-name="T8">z</text:span><text:span text:style-name="T7"> fácil de usar para trabajar con HTML5 Canvas.</text:span></text:p>
      <text:p text:style-name="P6">Con Gury podr<text:span text:style-name="T9">emos</text:span> crear elementos Canvas y trabajar con ellos de manera sencilla. Incluye funciones para cambiar los tamaños, aplicar estilos, agregar objetos y animarlos.</text:p>
      <text:p text:style-name="P6">Los diseñadores de esta librería quisieron que fuera lo menos complicada posible. Por lo cual, se basaron en la filosofía de Jquery. </text:p>
      <text:p text:style-name="P6">El principal objetivo de Gury es suministrarnos un marco para trabajar con la API de HTML5 Canvas, de un modo más simple.</text:p>
      <text:p text:style-name="P6"/>
      <text:p text:style-name="P6"/>
      <text:p text:style-name="P6"/>
      <text:p text:style-name="P6"/>
      <text:p text:style-name="P6"/>
      <text:p text:style-name="P9"><text:soft-page-break/>KONVAS :</text:p>
      <text:p text:style-name="P7">Konva es una librería de HTML5 Canvas basada en JS que extiende el concepto 2d permitiendo la interacción de canvas entre escritorio y aplicaciones móviles.</text:p>
      <text:p text:style-name="P7">Konvas permite las animaciones, transiciones y mucho más.</text:p>
      <text:p text:style-name="P7">Puedes dibujar cosas en el “stage/escenario” <text:span text:style-name="T12">añadir eventos customizados, mover elementos, escalar elementos, rotarlos independientemente de otras formas añadidas.</text:span></text:p>
      <text:p text:style-name="P8">Como curiosidad decir que este proyecto fue desarrollado en Rusia y empezo como un fork de KineticJS.</text:p>
      <text:p text:style-name="P8">Al permitir tantas funcionalidades nos resulta complejo su entendimiento y posterior aplicación, aunque sus amplias posibilidades han sido la razón por la cual la hemos eligido como librería.</text:p>
      <text:p text:style-name="P8">También posee gran documentación y hemos realizado un fork en github del autor.</text:p>
      <text:p text:style-name="P7"/>
      <text:p text:style-name="P7"/>
      <text:p text:style-name="P4"/>
      <text:p text:style-name="P5"/>
      <text:p text:style-name="P11"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Helvetica Neue" svg:font-family="'Helvetica Neue', Helvetica, Arial, sans-serif"/>
    <style:font-face style:name="Open Sans" svg:font-family="'Open Sans', 'Helvetica Neue', Helvetica, Arial, sans-serif"/>
    <style:font-face style:name="inherit" svg:font-family="inherit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2:52.683000000</meta:creation-date>
    <dc:date>2018-01-30T16:53:37.853000000</dc:date>
    <meta:editing-duration>PT8M55S</meta:editing-duration>
    <meta:editing-cycles>1</meta:editing-cycles>
    <meta:document-statistic meta:table-count="0" meta:image-count="0" meta:object-count="0" meta:page-count="2" meta:paragraph-count="15" meta:word-count="265" meta:character-count="1748" meta:non-whitespace-character-count="1489"/>
    <meta:generator>LibreOffice/5.4.3.2$Windows_X86_64 LibreOffice_project/92a7159f7e4af62137622921e809f8546db437e5</meta:generator>
  </office:meta>
</office:document-meta>
</file>